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54pt solid #000000" fo:background-color="#b2b2b2" style:text-align-source="fix" style:repeat-content="false" fo:border-left="0.54pt solid #000000" fo:border-right="none" fo:border-top="0.5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54pt solid #000000" fo:background-color="#b2b2b2" style:text-align-source="fix" style:repeat-content="false" fo:border-left="0.54pt solid #000000" fo:border-right="none" fo:border-top="0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54pt solid #000000" fo:background-color="#b2b2b2" style:text-align-source="fix" style:repeat-content="false" fo:border-left="none" fo:border-right="none" fo:border-top="0.5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54pt solid #000000" style:text-align-source="fix" style:repeat-content="false" fo:border-left="none" fo:border-right="none" fo:border-top="0.54pt solid #000000"/>
      <style:paragraph-properties fo:text-align="center" fo:margin-left="0cm"/>
    </style:style>
    <style:style style:name="ce12" style:family="table-cell" style:parent-style-name="Default">
      <style:table-cell-properties fo:border-bottom="0.54pt solid #000000" fo:background-color="#b2b2b2" style:text-align-source="fix" style:repeat-content="false" fo:border-left="none" fo:border-right="0.54pt solid #000000" fo:border-top="0.5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center" fo:margin-left="0cm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0.54pt solid #000000" fo:border-right="none" fo:border-top="none"/>
      <style:paragraph-properties fo:text-align="center" fo:margin-left="0cm"/>
    </style:style>
    <style:style style:name="ce16" style:family="table-cell" style:parent-style-name="Default" style:data-style-name="N11">
      <style:table-cell-properties fo:border-bottom="0.54pt solid #000000" style:text-align-source="fix" style:repeat-content="false" fo:border-left="0.54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54pt solid #000000" fo:background-color="#cccccc" style:text-align-source="fix" style:repeat-content="false" fo:border-left="0.54pt solid #000000" fo:border-right="none" fo:border-top="0.5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4pt solid #000000" fo:background-color="#b2b2b2" style:text-align-source="fix" style:repeat-content="false" fo:border-left="0.54pt solid #000000" fo:border-right="none" fo:border-top="0.54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none" fo:border-right="0.54pt solid #000000" fo:border-top="none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0.54pt solid #000000" style:text-align-source="fix" style:repeat-content="false" fo:border-left="none" fo:border-right="0.5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54pt solid #000000" fo:background-color="#b2b2b2" style:text-align-source="fix" style:repeat-content="false" fo:border-left="0.54pt solid #000000" fo:border-right="none" fo:border-top="0.54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54pt solid #000000" fo:background-color="#cccccc" style:text-align-source="fix" style:repeat-content="false" fo:border-left="none" fo:border-right="none" fo:border-top="0.5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54pt solid #000000" fo:border-left="none" fo:border-right="none" fo:border-top="0.54pt solid #000000"/>
    </style:style>
    <style:style style:name="ce26" style:family="table-cell" style:parent-style-name="Default">
      <style:table-cell-properties fo:border-bottom="0.54pt solid #000000" fo:background-color="#b2b2b2" style:text-align-source="fix" style:repeat-content="false" fo:border-left="none" fo:border-right="0.54pt solid #000000" fo:border-top="0.54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7" style:family="table-cell" style:parent-style-name="Default">
      <style:table-cell-properties fo:border-bottom="0.54pt solid #000000" fo:background-color="#cccccc" style:text-align-source="fix" style:repeat-content="false" fo:border-left="none" fo:border-right="0.54pt solid #000000" fo:border-top="0.5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54pt solid #000000" style:text-align-source="fix" style:repeat-content="false" fo:border-left="none" fo:border-right="none" fo:border-top="0.54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29" style:family="table-cell" style:parent-style-name="Default">
      <style:table-cell-properties fo:background-color="#b2b2b2" style:text-align-source="fix" style:repeat-content="false" fo:border="0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54pt solid #000000" fo:background-color="#b2b2b2" style:text-align-source="fix" style:repeat-content="false" fo:border-left="none" fo:border-right="0.54pt solid #000000" fo:border-top="0.54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1" style:family="table-cell" style:parent-style-name="Default">
      <style:table-cell-properties fo:border-bottom="0.54pt solid #000000" fo:background-color="#dddddd" style:text-align-source="fix" style:repeat-content="false" fo:border-left="none" fo:border-right="none" fo:border-top="0.54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none" style:text-align-source="fix" style:repeat-content="false" fo:border-left="none" fo:border-right="0.5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order-bottom="0.54pt solid #000000" style:text-align-source="fix" style:repeat-content="false" fo:border-left="none" fo:border-right="0.5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fo:border-bottom="0.54pt solid #000000" fo:background-color="#cccccc" style:text-align-source="fix" style:repeat-content="false" fo:border-left="none" fo:border-right="0.54pt solid #000000" fo:border-top="0.5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font-name="Arial1"/>
    </style:style>
    <style:style style:name="T4" style:family="text">
      <style:text-properties style:text-position="-33% 58%" style:font-name="Arial1"/>
    </style:style>
    <style:style style:name="T5" style:family="text">
      <style:text-properties style:text-position="0% 100%" style:font-name="Arial1" style:font-weight-asian="bold" style:font-weight-complex="bold"/>
    </style:style>
    <style:style style:name="T6" style:family="text">
      <style:text-properties style:text-position="-33% 58%" style:font-weight-asian="bold" style:font-weight-complex="bold"/>
    </style:style>
  </office:automatic-styles>
  <office:body>
    <office:spreadsheet>
      <table:table table:name="calcul rho (psi connu)" table:style-name="ta1">
        <table:table-column table:style-name="co1" table:number-columns-repeated="1023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CAS OU LES CORDES SONT CONNUES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8" office:value-type="string" calcext:value-type="string">
            <text:p>L (m)</text:p>
          </table:table-cell>
          <table:table-cell office:value-type="float" office:value="0.648" calcext:value-type="float">
            <text:p>0,64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Détermination des facteurs ψ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3">
          <table:table-cell/>
          <table:table-cell table:style-name="ce4" office:value-type="string" calcext:value-type="string">
            <text:p>f<text:span text:style-name="T1">th</text:span> (Hz)</text:p>
          </table:table-cell>
          <table:table-cell table:style-name="ce4" office:value-type="string" calcext:value-type="string">
            <text:p>T<text:span text:style-name="T1">th</text:span> (kg)</text:p>
          </table:table-cell>
          <table:table-cell table:style-name="ce12" office:value-type="string" calcext:value-type="string">
            <text:p>T<text:span text:style-name="T1">th</text:span> (N)</text:p>
          </table:table-cell>
          <table:table-cell table:style-name="ce9" office:value-type="string" calcext:value-type="string">
            <text:p>µ (kg/m)</text:p>
          </table:table-cell>
          <table:table-cell table:style-name="ce21" office:value-type="string" calcext:value-type="string">
            <text:p>ψ</text:p>
          </table:table-cell>
          <table:table-cell table:style-name="ce26" office:value-type="string" calcext:value-type="string">
            <text:p><text:span text:style-name="T3">φ=</text:span><text:span text:style-name="T3">ψ/ψ</text:span><text:span text:style-name="T4">1</text:span></text:p>
          </table:table-cell>
          <table:table-cell table:number-columns-repeated="1016"/>
        </table:table-row>
        <table:table-row table:style-name="ro1">
          <table:table-cell/>
          <table:table-cell table:style-name="ce5" table:formula="of:=[.B16]/4" office:value-type="float" office:value="82.5" calcext:value-type="float">
            <text:p>82,5</text:p>
          </table:table-cell>
          <table:table-cell table:style-name="ce5" office:value-type="float" office:value="7.67" calcext:value-type="float">
            <text:p>7,67</text:p>
          </table:table-cell>
          <table:table-cell table:style-name="ce13" table:formula="of:=[.C11]*9.81" office:value-type="float" office:value="75.2427" calcext:value-type="float">
            <text:p>75,2427</text:p>
          </table:table-cell>
          <table:table-cell table:formula="of:=[.D11]/(4*[.$D$6]^2*[.B11]^2)" office:value-type="float" office:value="0.00658182712522406" calcext:value-type="float">
            <text:p>0,0065818271</text:p>
          </table:table-cell>
          <table:table-cell table:style-name="ce22" table:formula="of:=4*[.$D$6]^2*[.E11]" office:value-type="float" office:value="0.0110549421487603" calcext:value-type="float">
            <text:p>0,0110549421</text:p>
          </table:table-cell>
          <table:table-cell table:style-name="ce19" table:formula="of:=[.F11]/[.$F$11]" office:value-type="percentage" office:value="1" calcext:value-type="percentage">
            <text:p>100,00%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8.84" calcext:value-type="float">
            <text:p>8,84</text:p>
          </table:table-cell>
          <table:table-cell table:style-name="ce13" table:formula="of:=[.C12]*9.81" office:value-type="float" office:value="86.7204" calcext:value-type="float">
            <text:p>86,7204</text:p>
          </table:table-cell>
          <table:table-cell table:formula="of:=[.D12]/(4*[.$D$6]^2*[.B12]^2)" office:value-type="float" office:value="0.00426703199220034" calcext:value-type="float">
            <text:p>0,004267032</text:p>
          </table:table-cell>
          <table:table-cell table:style-name="ce22" table:formula="of:=4*[.$D$6]^2*[.E12]" office:value-type="float" office:value="0.00716697520661157" calcext:value-type="float">
            <text:p>0,0071669752</text:p>
          </table:table-cell>
          <table:table-cell table:style-name="ce19" table:formula="of:=[.F12]/[.$F$11]" office:value-type="percentage" office:value="0.648305084745763" calcext:value-type="percentage">
            <text:p>64,83%</text:p>
          </table:table-cell>
          <table:table-cell table:number-columns-repeated="1016"/>
        </table:table-row>
        <table:table-row table:style-name="ro1">
          <table:table-cell/>
          <table:table-cell table:style-name="ce5" table:formula="of:=[.B12]*4/3" office:value-type="float" office:value="146.666666666667" calcext:value-type="float">
            <text:p>146,6666666667</text:p>
          </table:table-cell>
          <table:table-cell table:style-name="ce5" office:value-type="float" office:value="8.34" calcext:value-type="float">
            <text:p>8,34</text:p>
          </table:table-cell>
          <table:table-cell table:style-name="ce13" table:formula="of:=[.C13]*9.81" office:value-type="float" office:value="81.8154" calcext:value-type="float">
            <text:p>81,8154</text:p>
          </table:table-cell>
          <table:table-cell table:formula="of:=[.D13]/(4*[.$D$6]^2*[.B13]^2)" office:value-type="float" office:value="0.00226444726622283" calcext:value-type="float">
            <text:p>0,0022644473</text:p>
          </table:table-cell>
          <table:table-cell table:style-name="ce22" table:formula="of:=4*[.$D$6]^2*[.E13]" office:value-type="float" office:value="0.00380340185950413" calcext:value-type="float">
            <text:p>0,0038034019</text:p>
          </table:table-cell>
          <table:table-cell table:style-name="ce19" table:formula="of:=[.F13]/[.$F$11]" office:value-type="percentage" office:value="0.344045387874837" calcext:value-type="percentage">
            <text:p>34,40%</text:p>
          </table:table-cell>
          <table:table-cell table:number-columns-repeated="1016"/>
        </table:table-row>
        <table:table-row table:style-name="ro1">
          <table:table-cell/>
          <table:table-cell table:style-name="ce5" table:formula="of:=[.B13]*4/3" office:value-type="float" office:value="195.555555555556" calcext:value-type="float">
            <text:p>195,5555555556</text:p>
          </table:table-cell>
          <table:table-cell table:style-name="ce5" office:value-type="float" office:value="7.52" calcext:value-type="float">
            <text:p>7,52</text:p>
          </table:table-cell>
          <table:table-cell table:style-name="ce13" table:formula="of:=[.C14]*9.81" office:value-type="float" office:value="73.7712" calcext:value-type="float">
            <text:p>73,7712</text:p>
          </table:table-cell>
          <table:table-cell table:formula="of:=[.D14]/(4*[.$D$6]^2*[.B14]^2)" office:value-type="float" office:value="0.0011485146206382" calcext:value-type="float">
            <text:p>0,0011485146</text:p>
          </table:table-cell>
          <table:table-cell table:style-name="ce22" table:formula="of:=4*[.$D$6]^2*[.E14]" office:value-type="float" office:value="0.00192906353305785" calcext:value-type="float">
            <text:p>0,0019290635</text:p>
          </table:table-cell>
          <table:table-cell table:style-name="ce19" table:formula="of:=[.F14]/[.$F$11]" office:value-type="percentage" office:value="0.174497840612777" calcext:value-type="percentage">
            <text:p>17,45%</text:p>
          </table:table-cell>
          <table:table-cell table:number-columns-repeated="1016"/>
        </table:table-row>
        <table:table-row table:style-name="ro1">
          <table:table-cell/>
          <table:table-cell table:style-name="ce5" table:formula="of:=[.B12]*9/4" office:value-type="float" office:value="247.5" calcext:value-type="float">
            <text:p>247,5</text:p>
          </table:table-cell>
          <table:table-cell table:style-name="ce5" office:value-type="float" office:value="6.98" calcext:value-type="float">
            <text:p>6,98</text:p>
          </table:table-cell>
          <table:table-cell table:style-name="ce13" table:formula="of:=[.C15]*9.81" office:value-type="float" office:value="68.4738" calcext:value-type="float">
            <text:p>68,4738</text:p>
          </table:table-cell>
          <table:table-cell table:formula="of:=[.D15]/(4*[.$D$6]^2*[.B15]^2)" office:value-type="float" office:value="0.00066552445797572" calcext:value-type="float">
            <text:p>0,0006655245</text:p>
          </table:table-cell>
          <table:table-cell table:style-name="ce22" table:formula="of:=4*[.$D$6]^2*[.E15]" office:value-type="float" office:value="0.00111782552800735" calcext:value-type="float">
            <text:p>0,0011178255</text:p>
          </table:table-cell>
          <table:table-cell table:style-name="ce19" table:formula="of:=[.F15]/[.$F$11]" office:value-type="percentage" office:value="0.10111545704766" calcext:value-type="percentage">
            <text:p>10,11%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7.36" calcext:value-type="float">
            <text:p>7,36</text:p>
          </table:table-cell>
          <table:table-cell table:style-name="ce14" table:formula="of:=[.C16]*9.81" office:value-type="float" office:value="72.2016" calcext:value-type="float">
            <text:p>72,2016</text:p>
          </table:table-cell>
          <table:table-cell table:style-name="ce10" table:formula="of:=[.D16]/(4*[.$D$6]^2*[.B16]^2)" office:value-type="float" office:value="0.000394738002295054" calcext:value-type="float">
            <text:p>0,000394738</text:p>
          </table:table-cell>
          <table:table-cell table:style-name="ce23" table:formula="of:=4*[.$D$6]^2*[.E16]" office:value-type="float" office:value="0.00066300826446281" calcext:value-type="float">
            <text:p>0,0006630083</text:p>
          </table:table-cell>
          <table:table-cell table:style-name="ce20" table:formula="of:=[.F16]/[.$F$11]" office:value-type="percentage" office:value="0.0599739243807041" calcext:value-type="percentage">
            <text:p>6,00%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Calcul des facteurs ρ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4" office:value-type="string" calcext:value-type="string">
            <text:p>f<text:span text:style-name="T2">(0)</text:span></text:p>
          </table:table-cell>
          <table:table-cell table:style-name="ce9" office:value-type="string" calcext:value-type="string">
            <text:p>f<text:span text:style-name="T2">(1)</text:span></text:p>
          </table:table-cell>
          <table:table-cell table:style-name="ce9" office:value-type="string" calcext:value-type="string">
            <text:p>f<text:span text:style-name="T2">(2)</text:span></text:p>
          </table:table-cell>
          <table:table-cell table:style-name="ce4" office:value-type="string" calcext:value-type="string">
            <text:p>T<text:span text:style-name="T2">(0)</text:span></text:p>
          </table:table-cell>
          <table:table-cell table:style-name="ce9" office:value-type="string" calcext:value-type="string">
            <text:p>T<text:span text:style-name="T2">(1)</text:span></text:p>
          </table:table-cell>
          <table:table-cell table:style-name="ce12" office:value-type="string" calcext:value-type="string">
            <text:p>T<text:span text:style-name="T2">(2)</text:span></text:p>
          </table:table-cell>
          <table:table-cell table:style-name="ce9" office:value-type="string" calcext:value-type="string">
            <text:p><text:span text:style-name="T3">Δ</text:span>T<text:span text:style-name="T2">(1)</text:span></text:p>
          </table:table-cell>
          <table:table-cell table:style-name="ce9" office:value-type="string" calcext:value-type="string">
            <text:p><text:span text:style-name="T3">Δ</text:span>T<text:span text:style-name="T2">(2)</text:span></text:p>
          </table:table-cell>
          <table:table-cell table:style-name="ce21" office:value-type="string" calcext:value-type="string">
            <text:p>ρ<text:span text:style-name="T2">(1)</text:span></text:p>
          </table:table-cell>
          <table:table-cell table:style-name="ce30" office:value-type="string" calcext:value-type="string">
            <text:p>ρ<text:span text:style-name="T2">(2)</text:span></text:p>
          </table:table-cell>
          <table:table-cell table:style-name="ce30" office:value-type="string" calcext:value-type="string">
            <text:p>ρ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5" office:value-type="float" office:value="82.5" calcext:value-type="float">
            <text:p>82,5</text:p>
          </table:table-cell>
          <table:table-cell table:formula="of:=[.B15]/4" office:value-type="float" office:value="61.875" calcext:value-type="float">
            <text:p>61,875</text:p>
          </table:table-cell>
          <table:table-cell table:formula="of:=192/3" office:value-type="float" office:value="64" calcext:value-type="float">
            <text:p>64</text:p>
          </table:table-cell>
          <table:table-cell table:style-name="ce5" table:formula="of:=[.B22]^2*[.F11]" office:value-type="float" office:value="75.2427" calcext:value-type="float">
            <text:p>75,2427</text:p>
          </table:table-cell>
          <table:table-cell table:formula="of:=4*[.$D$6]^2*[.C22]^2*[.E11]" office:value-type="float" office:value="42.32401875" calcext:value-type="float">
            <text:p>42,32401875</text:p>
          </table:table-cell>
          <table:table-cell table:style-name="ce13" table:formula="of:=4*[.$D$6]^2*[.D22]^2*[.E11]" office:value-type="float" office:value="45.2810430413223" calcext:value-type="float">
            <text:p>45,2810430413</text:p>
          </table:table-cell>
          <table:table-cell/>
          <table:table-cell table:formula="of:=[.G22]-[.F22]" office:value-type="float" office:value="2.95702429132231" calcext:value-type="float">
            <text:p>2,9570242913</text:p>
          </table:table-cell>
          <table:table-cell table:style-name="ce5"/>
          <table:table-cell table:style-name="ce13" table:formula="of:=-[.I22]/[.$I$28]" office:value-type="float" office:value="0.101555476845777" calcext:value-type="float">
            <text:p>0,1015554768</text:p>
          </table:table-cell>
          <table:table-cell table:style-name="ce32" table:formula="of:=[.K22]" office:value-type="percentage" office:value="0.101555476845777" calcext:value-type="percentage">
            <text:p>10,16%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5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formula="of:=660/8" office:value-type="float" office:value="82.5" calcext:value-type="float">
            <text:p>82,5</text:p>
          </table:table-cell>
          <table:table-cell table:style-name="ce5" table:formula="of:=[.B23]^2*[.F12]" office:value-type="float" office:value="86.7204" calcext:value-type="float">
            <text:p>86,7204</text:p>
          </table:table-cell>
          <table:table-cell table:formula="of:=4*[.$D$6]^2*[.C23]^2*[.E12]" office:value-type="float" office:value="88.3043015206612" calcext:value-type="float">
            <text:p>88,3043015207</text:p>
          </table:table-cell>
          <table:table-cell table:style-name="ce13" table:formula="of:=4*[.$D$6]^2*[.D23]^2*[.E12]" office:value-type="float" office:value="48.780225" calcext:value-type="float">
            <text:p>48,780225</text:p>
          </table:table-cell>
          <table:table-cell table:formula="of:=[.F23]-[.E23]" office:value-type="float" office:value="1.58390152066117" calcext:value-type="float">
            <text:p>1,5839015207</text:p>
          </table:table-cell>
          <table:table-cell/>
          <table:table-cell table:style-name="ce5" table:formula="of:=-[.H23]/[.H$28]" office:value-type="float" office:value="0.0604082086902785" calcext:value-type="float">
            <text:p>0,0604082087</text:p>
          </table:table-cell>
          <table:table-cell table:style-name="ce13"/>
          <table:table-cell table:style-name="ce32" table:formula="of:=[.J23]" office:value-type="percentage" office:value="0.0604082086902785" calcext:value-type="percentage">
            <text:p>6,04%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5" table:formula="of:=728/5" office:value-type="float" office:value="145.6" calcext:value-type="float">
            <text:p>145,6</text:p>
          </table:table-cell>
          <table:table-cell office:value-type="float" office:value="147.5" calcext:value-type="float">
            <text:p>147,5</text:p>
          </table:table-cell>
          <table:table-cell table:formula="of:=448/3" office:value-type="float" office:value="149.333333333333" calcext:value-type="float">
            <text:p>149,3333333333</text:p>
          </table:table-cell>
          <table:table-cell table:style-name="ce5" table:formula="of:=[.B24]^2*[.F13]" office:value-type="float" office:value="80.6296852442975" calcext:value-type="float">
            <text:p>80,6296852443</text:p>
          </table:table-cell>
          <table:table-cell table:formula="of:=4*[.$D$6]^2*[.C24]^2*[.E13]" office:value-type="float" office:value="82.7477617058368" calcext:value-type="float">
            <text:p>82,7477617058</text:p>
          </table:table-cell>
          <table:table-cell table:style-name="ce13" table:formula="of:=4*[.$D$6]^2*[.D24]^2*[.E13]" office:value-type="float" office:value="84.8175518677686" calcext:value-type="float">
            <text:p>84,8175518678</text:p>
          </table:table-cell>
          <table:table-cell table:formula="of:=[.F24]-[.E24]" office:value-type="float" office:value="2.11807646153927" calcext:value-type="float">
            <text:p>2,1180764615</text:p>
          </table:table-cell>
          <table:table-cell table:formula="of:=[.G24]-[.F24]" office:value-type="float" office:value="2.06979016193183" calcext:value-type="float">
            <text:p>2,0697901619</text:p>
          </table:table-cell>
          <table:table-cell table:style-name="ce5" table:formula="of:=-[.H24]/[.H$28]" office:value-type="float" office:value="0.0807810354631271" calcext:value-type="float">
            <text:p>0,0807810355</text:p>
          </table:table-cell>
          <table:table-cell table:style-name="ce13" table:formula="of:=-[.I24]/[.I$28]" office:value-type="float" office:value="0.0710844775548631" calcext:value-type="float">
            <text:p>0,0710844776</text:p>
          </table:table-cell>
          <table:table-cell table:style-name="ce32" table:formula="of:=AVERAGE([.J24:.K24])" office:value-type="percentage" office:value="0.0759327565089951" calcext:value-type="percentage">
            <text:p>7,59%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5" table:formula="of:=780/4" office:value-type="float" office:value="195" calcext:value-type="float">
            <text:p>195</text:p>
          </table:table-cell>
          <table:table-cell table:formula="of:=591/3" office:value-type="float" office:value="197" calcext:value-type="float">
            <text:p>197</text:p>
          </table:table-cell>
          <table:table-cell table:formula="of:=604/3" office:value-type="float" office:value="201.333333333333" calcext:value-type="float">
            <text:p>201,3333333333</text:p>
          </table:table-cell>
          <table:table-cell table:style-name="ce5" table:formula="of:=[.B25]^2*[.F14]" office:value-type="float" office:value="73.3526408445248" calcext:value-type="float">
            <text:p>73,3526408445</text:p>
          </table:table-cell>
          <table:table-cell table:formula="of:=4*[.$D$6]^2*[.C25]^2*[.E14]" office:value-type="float" office:value="74.8650266544422" calcext:value-type="float">
            <text:p>74,8650266544</text:p>
          </table:table-cell>
          <table:table-cell table:style-name="ce13" table:formula="of:=4*[.$D$6]^2*[.D25]^2*[.E14]" office:value-type="float" office:value="78.1948046528926" calcext:value-type="float">
            <text:p>78,1948046529</text:p>
          </table:table-cell>
          <table:table-cell table:formula="of:=[.F25]-[.E25]" office:value-type="float" office:value="1.51238580991736" calcext:value-type="float">
            <text:p>1,5123858099</text:p>
          </table:table-cell>
          <table:table-cell table:formula="of:=[.G25]-[.F25]" office:value-type="float" office:value="3.32977799845042" calcext:value-type="float">
            <text:p>3,3297779985</text:p>
          </table:table-cell>
          <table:table-cell table:style-name="ce5" table:formula="of:=-[.H25]/[.H$28]" office:value-type="float" office:value="0.0576806805435523" calcext:value-type="float">
            <text:p>0,0576806805</text:p>
          </table:table-cell>
          <table:table-cell table:style-name="ce13" table:formula="of:=-[.I25]/[.I$28]" office:value-type="float" office:value="0.114357258888798" calcext:value-type="float">
            <text:p>0,1143572589</text:p>
          </table:table-cell>
          <table:table-cell table:style-name="ce32" table:formula="of:=AVERAGE([.J25:.K25])" office:value-type="percentage" office:value="0.0860189697161753" calcext:value-type="percentage">
            <text:p>8,60%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5" table:formula="of:=492/2" office:value-type="float" office:value="246" calcext:value-type="float">
            <text:p>246</text:p>
          </table:table-cell>
          <table:table-cell office:value-type="float" office:value="247.5" calcext:value-type="float">
            <text:p>247,5</text:p>
          </table:table-cell>
          <table:table-cell table:formula="of:=750/3" office:value-type="float" office:value="250" calcext:value-type="float">
            <text:p>250</text:p>
          </table:table-cell>
          <table:table-cell table:style-name="ce5" table:formula="of:=[.B26]^2*[.F15]" office:value-type="float" office:value="67.6463296528926" calcext:value-type="float">
            <text:p>67,6463296529</text:p>
          </table:table-cell>
          <table:table-cell table:formula="of:=4*[.$D$6]^2*[.C26]^2*[.E15]" office:value-type="float" office:value="68.4738" calcext:value-type="float">
            <text:p>68,4738</text:p>
          </table:table-cell>
          <table:table-cell table:style-name="ce13" table:formula="of:=4*[.$D$6]^2*[.D26]^2*[.E15]" office:value-type="float" office:value="69.8640955004592" calcext:value-type="float">
            <text:p>69,8640955005</text:p>
          </table:table-cell>
          <table:table-cell table:formula="of:=[.F26]-[.E26]" office:value-type="float" office:value="0.827470347107436" calcext:value-type="float">
            <text:p>0,8274703471</text:p>
          </table:table-cell>
          <table:table-cell table:formula="of:=[.G26]-[.F26]" office:value-type="float" office:value="1.39029550045913" calcext:value-type="float">
            <text:p>1,3902955005</text:p>
          </table:table-cell>
          <table:table-cell table:style-name="ce5" table:formula="of:=-[.H26]/[.H$28]" office:value-type="float" office:value="0.0315587811243576" calcext:value-type="float">
            <text:p>0,0315587811</text:p>
          </table:table-cell>
          <table:table-cell table:style-name="ce13" table:formula="of:=-[.I26]/[.I$28]" office:value-type="float" office:value="0.047748042828058" calcext:value-type="float">
            <text:p>0,0477480428</text:p>
          </table:table-cell>
          <table:table-cell table:style-name="ce32" table:formula="of:=AVERAGE([.J26:.K26])" office:value-type="percentage" office:value="0.0396534119762078" calcext:value-type="percentage">
            <text:p>3,97%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6" table:formula="of:=659/2" office:value-type="float" office:value="329.5" calcext:value-type="float">
            <text:p>329,5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table:formula="of:=665/2" office:value-type="float" office:value="332.5" calcext:value-type="float">
            <text:p>332,5</text:p>
          </table:table-cell>
          <table:table-cell table:style-name="ce6" table:formula="of:=[.B27]^2*[.F16]" office:value-type="float" office:value="71.9829730247934" calcext:value-type="float">
            <text:p>71,9829730248</text:p>
          </table:table-cell>
          <table:table-cell table:style-name="ce10" table:formula="of:=4*[.$D$6]^2*[.C27]^2*[.E16]" office:value-type="float" office:value="72.6398484628099" calcext:value-type="float">
            <text:p>72,6398484628</text:p>
          </table:table-cell>
          <table:table-cell table:style-name="ce14" table:formula="of:=4*[.$D$6]^2*[.D27]^2*[.E16]" office:value-type="float" office:value="73.2997074380165" calcext:value-type="float">
            <text:p>73,299707438</text:p>
          </table:table-cell>
          <table:table-cell table:style-name="ce10" table:formula="of:=[.F27]-[.E27]" office:value-type="float" office:value="0.656875438016542" calcext:value-type="float">
            <text:p>0,656875438</text:p>
          </table:table-cell>
          <table:table-cell table:style-name="ce10" table:formula="of:=[.G27]-[.F27]" office:value-type="float" office:value="0.659858975206603" calcext:value-type="float">
            <text:p>0,6598589752</text:p>
          </table:table-cell>
          <table:table-cell table:style-name="ce5" table:formula="of:=-[.H27]/[.H$28]" office:value-type="float" office:value="0.0250524846561529" calcext:value-type="float">
            <text:p>0,0250524847</text:p>
          </table:table-cell>
          <table:table-cell table:style-name="ce13" table:formula="of:=-[.I27]/[.I$28]" office:value-type="float" office:value="0.0226620704722402" calcext:value-type="float">
            <text:p>0,0226620705</text:p>
          </table:table-cell>
          <table:table-cell table:style-name="ce33" table:formula="of:=AVERAGE([.J27:.K27])" office:value-type="percentage" office:value="0.0238572775641966" calcext:value-type="percentage">
            <text:p>2,39%</text:p>
          </table:table-cell>
          <table:table-cell table:style-name="Default" table:number-columns-repeated="3"/>
          <table:table-cell table:number-columns-repeated="1008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11"/>
          <table:table-cell table:style-name="ce17" table:formula="of:=SUM([.E22:.E27])" office:value-type="float" office:value="455.574728766508" calcext:value-type="float">
            <text:p>455,5747287665</text:p>
          </table:table-cell>
          <table:table-cell table:style-name="ce24" table:formula="of:=SUM([.F22:.F27])" office:value-type="float" office:value="429.35475709375" calcext:value-type="float">
            <text:p>429,3547570938</text:p>
          </table:table-cell>
          <table:table-cell table:style-name="ce27" table:formula="of:=SUM([.G22:.G27])" office:value-type="float" office:value="400.237427500459" calcext:value-type="float">
            <text:p>400,2374275005</text:p>
          </table:table-cell>
          <table:table-cell table:style-name="ce24" table:formula="of:=[.F28]-[.E28]" office:value-type="float" office:value="-26.2199716727583" calcext:value-type="float">
            <text:p>-26,2199716728</text:p>
          </table:table-cell>
          <table:table-cell table:style-name="ce24" table:formula="of:=[.G28]-[.F28]" office:value-type="float" office:value="-29.1173295932908" calcext:value-type="float">
            <text:p>-29,1173295933</text:p>
          </table:table-cell>
          <table:table-cell table:style-name="ce29" office:value-type="string" calcext:value-type="string" table:number-columns-spanned="2" table:number-rows-spanned="1">
            <text:p>Σρ<text:span text:style-name="T1">i</text:span></text:p>
          </table:table-cell>
          <table:covered-table-cell table:style-name="ce31"/>
          <table:table-cell table:style-name="ce34" table:formula="of:=SUM([.L22:.L27])" office:value-type="percentage" office:value="0.387426101301631" calcext:value-type="percentage">
            <text:p>38,74%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table:number-columns-repeated="3"/>
          <table:table-cell table:style-name="Default"/>
          <table:table-cell table:style-name="ce18" office:value-type="string" calcext:value-type="string" table:number-columns-spanned="3" table:number-rows-spanned="1">
            <text:p>ΔT<text:span text:style-name="T2">a</text:span></text:p>
          </table:table-cell>
          <table:covered-table-cell table:style-name="ce25"/>
          <table:covered-table-cell table:style-name="ce28"/>
          <table:table-cell table:style-name="ce17" table:formula="of:=(1+[.$L$28])*[.H28]" office:value-type="float" office:value="-36.3782730741742" calcext:value-type="float">
            <text:p>-36,3782730742</text:p>
          </table:table-cell>
          <table:table-cell table:style-name="ce27" table:formula="of:=(1+[.$L$28])*[.I28]" office:value-type="float" office:value="-40.3981430779341" calcext:value-type="float">
            <text:p>-40,3981430779</text:p>
          </table:table-cell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Calcul de l'erreur commise sur les tensions</text:p>
          </table:table-cell>
          <table:table-cell table:number-columns-repeated="4"/>
          <table:table-cell table:style-name="ce8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8" table:number-columns-repeated="3"/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T<text:span text:style-name="T2">(1)</text:span></text:p>
          </table:table-cell>
          <table:table-cell table:style-name="ce9" office:value-type="string" calcext:value-type="string">
            <text:p>T<text:span text:style-name="T2">(2)</text:span></text:p>
          </table:table-cell>
          <table:table-cell table:style-name="ce4" office:value-type="string" calcext:value-type="string">
            <text:p>err1</text:p>
          </table:table-cell>
          <table:table-cell table:style-name="ce12" office:value-type="string" calcext:value-type="string">
            <text:p>err2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[.E22]-[.L22]*[.H28]+[.H29]" office:value-type="float" office:value="41.5272086519355" calcext:value-type="float">
            <text:p>41,5272086519</text:p>
          </table:table-cell>
          <table:table-cell table:formula="of:=[.B35]-[.L22]*[.I28]" office:value-type="float" office:value="44.4842329432579" calcext:value-type="float">
            <text:p>44,4842329433</text:p>
          </table:table-cell>
          <table:table-cell table:style-name="ce15" table:formula="of:=ABS([.B35]-[.F22])/[.F22]" office:value-type="percentage" office:value="0.018826428151142" calcext:value-type="percentage">
            <text:p>1,88%</text:p>
          </table:table-cell>
          <table:table-cell table:style-name="ce19" table:formula="of:=ABS([.C35]-[.G22])/[.G22]" office:value-type="percentage" office:value="0.0175969908055632" calcext:value-type="percentage">
            <text:p>1,76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[.E23]-[.L23]*[.$H$28]" office:value-type="float" office:value="88.3043015206612" calcext:value-type="float">
            <text:p>88,3043015207</text:p>
          </table:table-cell>
          <table:table-cell table:formula="of:=[.B36]-[.L23]*[.$I$28]+[.I29]" office:value-type="float" office:value="49.6650841653022" calcext:value-type="float">
            <text:p>49,6650841653</text:p>
          </table:table-cell>
          <table:table-cell table:style-name="ce15" table:formula="of:=ABS([.B36]-[.F23])/[.F23]" office:value-type="percentage" office:value="0" calcext:value-type="percentage">
            <text:p>0,00%</text:p>
          </table:table-cell>
          <table:table-cell table:style-name="ce19" table:formula="of:=ABS([.C36]-[.G23])/[.G23]" office:value-type="percentage" office:value="0.0181397106163862" calcext:value-type="percentage">
            <text:p>1,81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[.E24]-[.L24]*[.$H$28]" office:value-type="float" office:value="82.6206399689978" calcext:value-type="float">
            <text:p>82,620639969</text:p>
          </table:table-cell>
          <table:table-cell table:formula="of:=[.B37]-[.L24]*[.$I$28]" office:value-type="float" office:value="84.8315990671973" calcext:value-type="float">
            <text:p>84,8315990672</text:p>
          </table:table-cell>
          <table:table-cell table:style-name="ce15" table:formula="of:=ABS([.B37]-[.F24])/[.F24]" office:value-type="percentage" office:value="0.00153625589645413" calcext:value-type="percentage">
            <text:p>0,15%</text:p>
          </table:table-cell>
          <table:table-cell table:style-name="ce19" table:formula="of:=ABS([.C37]-[.G24])/[.G24]" office:value-type="percentage" office:value="0.000165616657394242" calcext:value-type="percentage">
            <text:p>0,02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[.E25]-[.L25]*[.$H$28]" office:value-type="float" office:value="75.6080557938027" calcext:value-type="float">
            <text:p>75,6080557938</text:p>
          </table:table-cell>
          <table:table-cell table:formula="of:=[.B38]-[.L25]*[.$I$28]" office:value-type="float" office:value="78.1126984863039" calcext:value-type="float">
            <text:p>78,1126984863</text:p>
          </table:table-cell>
          <table:table-cell table:style-name="ce15" table:formula="of:=ABS([.B38]-[.F25])/[.F25]" office:value-type="percentage" office:value="0.0099249165139583" calcext:value-type="percentage">
            <text:p>0,99%</text:p>
          </table:table-cell>
          <table:table-cell table:style-name="ce19" table:formula="of:=ABS([.C38]-[.G25])/[.G25]" office:value-type="percentage" office:value="0.00105002073926925" calcext:value-type="percentage">
            <text:p>0,11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[.E26]-[.L26]*[.$H$28]" office:value-type="float" office:value="68.686040991637" calcext:value-type="float">
            <text:p>68,6860409916</text:p>
          </table:table-cell>
          <table:table-cell table:formula="of:=[.B39]-[.L26]*[.$I$28]" office:value-type="float" office:value="69.8406424576468" calcext:value-type="float">
            <text:p>69,8406424576</text:p>
          </table:table-cell>
          <table:table-cell table:style-name="ce15" table:formula="of:=ABS([.B39]-[.F26])/[.F26]" office:value-type="percentage" office:value="0.00309959417524581" calcext:value-type="percentage">
            <text:p>0,31%</text:p>
          </table:table-cell>
          <table:table-cell table:style-name="ce19" table:formula="of:=ABS([.C39]-[.G26])/[.G26]" office:value-type="percentage" office:value="0.000335695218615371" calcext:value-type="percentage">
            <text:p>0,03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6" table:formula="of:=[.E27]-[.L27]*[.$H$28]" office:value-type="float" office:value="72.6085101667158" calcext:value-type="float">
            <text:p>72,6085101667</text:p>
          </table:table-cell>
          <table:table-cell table:style-name="ce10" table:formula="of:=[.B40]-[.L27]*[.$I$28]" office:value-type="float" office:value="73.3031703807511" calcext:value-type="float">
            <text:p>73,3031703808</text:p>
          </table:table-cell>
          <table:table-cell table:style-name="ce16" table:formula="of:=ABS([.B40]-[.F27])/[.F27]" office:value-type="percentage" office:value="0.000431420174427004" calcext:value-type="percentage">
            <text:p>0,04%</text:p>
          </table:table-cell>
          <table:table-cell table:style-name="ce20" table:formula="of:=ABS([.C40]-[.G27])/[.G27]" office:value-type="percentage" office:value="0.0000472436092256732" calcext:value-type="percentage">
            <text:p>0,00%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Calcul de l'erreur commise sur les fréquences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4" office:value-type="string" calcext:value-type="string">
            <text:p>f<text:span text:style-name="T2">(1)</text:span></text:p>
          </table:table-cell>
          <table:table-cell table:style-name="ce9" office:value-type="string" calcext:value-type="string">
            <text:p>f<text:span text:style-name="T2">(2)</text:span></text:p>
          </table:table-cell>
          <table:table-cell table:style-name="ce4" office:value-type="string" calcext:value-type="string">
            <text:p>err1</text:p>
          </table:table-cell>
          <table:table-cell table:style-name="ce12" office:value-type="string" calcext:value-type="string">
            <text:p>err2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SQRT([.B35]/[.$F11])" office:value-type="float" office:value="61.2897899381325" calcext:value-type="float">
            <text:p>61,2897899381</text:p>
          </table:table-cell>
          <table:table-cell table:formula="of:=SQRT([.C35]/[.$F11])" office:value-type="float" office:value="63.4343970229119" calcext:value-type="float">
            <text:p>63,4343970229</text:p>
          </table:table-cell>
          <table:table-cell table:style-name="ce15" table:formula="of:=ABS([.B46]-[.C22])/[.C22]" office:value-type="percentage" office:value="0.00945794039381749" calcext:value-type="percentage">
            <text:p>0,95%</text:p>
          </table:table-cell>
          <table:table-cell table:style-name="ce19" table:formula="of:=ABS([.C46]-[.D22])/[.D22]" office:value-type="percentage" office:value="0.00883754651700164" calcext:value-type="percentage">
            <text:p>0,88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SQRT([.B36]/[.$F12])" office:value-type="float" office:value="111" calcext:value-type="float">
            <text:p>111</text:p>
          </table:table-cell>
          <table:table-cell table:formula="of:=SQRT([.C36]/[.$F12])" office:value-type="float" office:value="83.2449001764239" calcext:value-type="float">
            <text:p>83,2449001764</text:p>
          </table:table-cell>
          <table:table-cell table:style-name="ce15" table:formula="of:=ABS([.B47]-[.C23])/[.C23]" office:value-type="percentage" office:value="0" calcext:value-type="percentage">
            <text:p>0,00%</text:p>
          </table:table-cell>
          <table:table-cell table:style-name="ce19" table:formula="of:=ABS([.C47]-[.D23])/[.D23]" office:value-type="percentage" office:value="0.00902909304756239" calcext:value-type="percentage">
            <text:p>0,90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SQRT([.B37]/[.$F13])" office:value-type="float" office:value="147.386657580165" calcext:value-type="float">
            <text:p>147,3866575802</text:p>
          </table:table-cell>
          <table:table-cell table:formula="of:=SQRT([.C37]/[.$F13])" office:value-type="float" office:value="149.345698865122" calcext:value-type="float">
            <text:p>149,3456988651</text:p>
          </table:table-cell>
          <table:table-cell table:style-name="ce15" table:formula="of:=ABS([.B48]-[.C24])/[.C24]" office:value-type="percentage" office:value="0.000768423185322949" calcext:value-type="percentage">
            <text:p>0,08%</text:p>
          </table:table-cell>
          <table:table-cell table:style-name="ce19" table:formula="of:=ABS([.C48]-[.D24])/[.D24]" office:value-type="percentage" office:value="0.0000828049003713487" calcext:value-type="percentage">
            <text:p>0,01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SQRT([.B38]/[.$F14])" office:value-type="float" office:value="197.975190579502" calcext:value-type="float">
            <text:p>197,9751905795</text:p>
          </table:table-cell>
          <table:table-cell table:formula="of:=SQRT([.C38]/[.$F14])" office:value-type="float" office:value="201.227603483657" calcext:value-type="float">
            <text:p>201,2276034837</text:p>
          </table:table-cell>
          <table:table-cell table:style-name="ce15" table:formula="of:=ABS([.B49]-[.C25])/[.C25]" office:value-type="percentage" office:value="0.0049502059873208" calcext:value-type="percentage">
            <text:p>0,50%</text:p>
          </table:table-cell>
          <table:table-cell table:style-name="ce19" table:formula="of:=ABS([.C49]-[.D25])/[.D25]" office:value-type="percentage" office:value="0.000525148259982016" calcext:value-type="percentage">
            <text:p>0,05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table:formula="of:=SQRT([.B39]/[.$F15])" office:value-type="float" office:value="247.883278007407" calcext:value-type="float">
            <text:p>247,8832780074</text:p>
          </table:table-cell>
          <table:table-cell table:formula="of:=SQRT([.C39]/[.$F15])" office:value-type="float" office:value="249.958034575479" calcext:value-type="float">
            <text:p>249,9580345755</text:p>
          </table:table-cell>
          <table:table-cell table:style-name="ce15" table:formula="of:=ABS([.B50]-[.C26])/[.C26]" office:value-type="percentage" office:value="0.00154859800972502" calcext:value-type="percentage">
            <text:p>0,15%</text:p>
          </table:table-cell>
          <table:table-cell table:style-name="ce19" table:formula="of:=ABS([.C50]-[.D26])/[.D26]" office:value-type="percentage" office:value="0.000167861698082561" calcext:value-type="percentage">
            <text:p>0,02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6" table:formula="of:=SQRT([.B40]/[.$F16])" office:value-type="float" office:value="330.928592258616" calcext:value-type="float">
            <text:p>330,9285922586</text:p>
          </table:table-cell>
          <table:table-cell table:style-name="ce10" table:formula="of:=SQRT([.C40]/[.$F16])" office:value-type="float" office:value="332.50785415727" calcext:value-type="float">
            <text:p>332,5078541573</text:p>
          </table:table-cell>
          <table:table-cell table:style-name="ce16" table:formula="of:=ABS([.B51]-[.C27])/[.C27]" office:value-type="percentage" office:value="0.000215733357654237" calcext:value-type="percentage">
            <text:p>0,02%</text:p>
          </table:table-cell>
          <table:table-cell table:style-name="ce20" table:formula="of:=ABS([.C51]-[.D27])/[.D27]" office:value-type="percentage" office:value="0.0000236215256245829" calcext:value-type="percentage">
            <text:p>0,00%</text:p>
          </table:table-cell>
          <table:table-cell table:style-name="Default"/>
          <table:table-cell table:number-columns-repeated="1017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i inconnu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table:style-name="ce35" office:value-type="string" calcext:value-type="string">
            <text:p>CAS OU LES CORDES SONT INCONNUES – VERIFICATION <text:span text:style-name="T3">φ</text:span><text:span text:style-name="T1">2</text:span>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4" office:value-type="string" calcext:value-type="string">
            <text:p>f<text:span text:style-name="T2">(0)</text:span></text:p>
          </table:table-cell>
          <table:table-cell table:style-name="ce9" office:value-type="string" calcext:value-type="string">
            <text:p>f<text:span text:style-name="T2">(1)</text:span></text:p>
          </table:table-cell>
          <table:table-cell table:style-name="ce9" office:value-type="string" calcext:value-type="string">
            <text:p>f<text:span text:style-name="T2">(2)</text:span></text:p>
          </table:table-cell>
          <table:table-cell table:style-name="ce4" office:value-type="string" calcext:value-type="string">
            <text:p><text:span text:style-name="T3">Δ</text:span>F<text:span text:style-name="T2">(1)</text:span></text:p>
          </table:table-cell>
          <table:table-cell table:style-name="ce12" office:value-type="string" calcext:value-type="string">
            <text:p><text:span text:style-name="T3">Δ</text:span>F<text:span text:style-name="T2">(2)</text:span>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5" office:value-type="float" office:value="82.5" calcext:value-type="float">
            <text:p>82,5</text:p>
          </table:table-cell>
          <table:table-cell table:style-name="ce1" office:value-type="float" office:value="61.875" calcext:value-type="float">
            <text:p>61,875</text:p>
          </table:table-cell>
          <table:table-cell table:style-name="ce1" table:formula="of:=192/3" office:value-type="float" office:value="64" calcext:value-type="float">
            <text:p>64</text:p>
          </table:table-cell>
          <table:table-cell table:style-name="ce5" table:formula="of:=[.C6]^2-[.B6]^2" office:value-type="float" office:value="-2977.734375" calcext:value-type="float">
            <text:p>-2977,734375</text:p>
          </table:table-cell>
          <table:table-cell table:style-name="ce13" table:formula="of:=[.D6]^2-[.C6]^2" office:value-type="float" office:value="267.484375" calcext:value-type="float">
            <text:p>267,48437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table:formula="of:=660/8" office:value-type="float" office:value="82.5" calcext:value-type="float">
            <text:p>82,5</text:p>
          </table:table-cell>
          <table:table-cell table:style-name="ce5" table:formula="of:=[.C7]^2-[.B7]^2" office:value-type="float" office:value="221" calcext:value-type="float">
            <text:p>221</text:p>
          </table:table-cell>
          <table:table-cell table:style-name="ce13" table:formula="of:=[.D7]^2-[.C7]^2" office:value-type="float" office:value="-5514.75" calcext:value-type="float">
            <text:p>-5514,75</text:p>
          </table:table-cell>
          <table:table-cell/>
          <table:table-cell table:style-name="ce1"/>
        </table:table-row>
        <table:table-row table:style-name="ro1">
          <table:table-cell/>
          <table:table-cell table:style-name="ce6" table:formula="of:=728/5" office:value-type="float" office:value="145.6" calcext:value-type="float">
            <text:p>145,6</text:p>
          </table:table-cell>
          <table:table-cell table:style-name="ce10" office:value-type="float" office:value="147.5" calcext:value-type="float">
            <text:p>147,5</text:p>
          </table:table-cell>
          <table:table-cell table:style-name="ce10" table:formula="of:=448/3" office:value-type="float" office:value="149.333333333333" calcext:value-type="float">
            <text:p>149,3333333333</text:p>
          </table:table-cell>
          <table:table-cell table:style-name="ce6" table:formula="of:=[.C8]^2-[.B8]^2" office:value-type="float" office:value="556.890000000003" calcext:value-type="float">
            <text:p>556,89</text:p>
          </table:table-cell>
          <table:table-cell table:style-name="ce14" table:formula="of:=[.D8]^2-[.C8]^2" office:value-type="float" office:value="544.194444444449" calcext:value-type="float">
            <text:p>544,1944444444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table:number-columns-repeated="7"/>
        </table:table-row>
        <table:table-row table:style-name="ro3">
          <table:table-cell/>
          <table:table-cell table:style-name="ce1" table:number-columns-repeated="3"/>
          <table:table-cell table:style-name="ce36" office:value-type="string" calcext:value-type="string">
            <text:p><text:span text:style-name="T5">φ</text:span><text:span text:style-name="T6">2</text:span></text:p>
          </table:table-cell>
          <table:table-cell table:style-name="ce37" table:formula="of:=([.E8]*[.F6]-[.F8]*[.E6])/([.E7]*[.F8]-[.F7]*[.E8])" office:value-type="percentage" office:value="0.554439784660296" calcext:value-type="percentage">
            <text:p>55,44%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3"/>
          <table:table-cell table:style-name="ce8" office:value-type="string" calcext:value-type="string">
            <text:p>valeur réelle</text:p>
          </table:table-cell>
          <table:table-cell table:style-name="ce37" table:formula="of:=['calcul rho (psi connu)'.G12]" office:value-type="percentage" office:value="0.648305084745763" calcext:value-type="percentage">
            <text:p>64,83%</text:p>
          </table:table-cell>
          <table:table-cell table:style-name="ce1" table:number-columns-repeated="2"/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Problème : très grande sensibilité aux mesures de fréquence, par exemple faire varier f<text:span text:style-name="T1">3</text:span><text:span text:style-name="T2">(1)</text:span> de 147,5 à 147 fait passer φ<text:span text:style-name="T3"> de 55 à 90 %</text:span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11:16:02.6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20:48:29.241000000</meta:creation-date>
    <dc:date>2014-04-23T12:02:34.518000000</dc:date>
    <meta:editing-duration>PT9H33M29S</meta:editing-duration>
    <meta:editing-cycles>5</meta:editing-cycles>
    <meta:generator>LibreOffice/4.1.4.2$Windows_x86 LibreOffice_project/0a0440ccc0227ad9829de5f46be37cfb6edcf72</meta:generator>
    <meta:document-statistic meta:table-count="2" meta:cell-count="215" meta:object-count="0"/>
  </office:meta>
</office:document-meta>
</file>